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02in"/>
    </style:style>
    <style:style style:name="co3" style:family="table-column">
      <style:table-column-properties fo:break-before="auto" style:column-width="0.9417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0.9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cc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=131072" table:style-name="ta1">
        <table:shapes>
          <draw:frame draw:z-index="0" draw:style-name="gr1" draw:text-style-name="P1" svg:width="6.2988in" svg:height="3.5429in" svg:x="11.2098in" svg:y="0.0075in">
            <draw:object draw:notify-on-update-of-ranges="'M=131072'.H4:'M=131072'.H8 'M=131072'.I3:'M=131072'.I3 'M=131072'.I4:'M=131072'.I8 'M=131072'.J3:'M=131072'.J3 'M=131072'.J4:'M=131072'.J8 'M=131072'.K3:'M=131072'.K3 'M=131072'.K4:'M=131072'.K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09in" svg:x="11.2886in" svg:y="3.7185in">
            <draw:object draw:notify-on-update-of-ranges="'M=131072'.H12:'M=131072'.H16 'M=131072'.I11:'M=131072'.I11 'M=131072'.I12:'M=131072'.I16 'M=131072'.J11:'M=131072'.J11 'M=131072'.J12:'M=131072'.J16 'M=131072'.K11:'M=131072'.K11 'M=131072'.K12:'M=131072'.K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09in" svg:x="2.5472in" svg:y="9.9969in">
            <draw:object draw:notify-on-update-of-ranges="'M=131072'.H20:'M=131072'.H24 'M=131072'.I19:'M=131072'.I19 'M=131072'.I20:'M=131072'.I24 'M=131072'.J19:'M=131072'.J19 'M=131072'.J20:'M=131072'.J24 'M=131072'.K19:'M=131072'.K19 'M=131072'.K20:'M=131072'.K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2209in" svg:y="8.0043in">
            <draw:object draw:notify-on-update-of-ranges="'M=131072'.B29:'M=131072'.B33 'M=131072'.C28:'M=131072'.C28 'M=131072'.C29:'M=131072'.C33 'M=131072'.D28:'M=131072'.D28 'M=131072'.D29:'M=131072'.D33 'M=131072'.E28:'M=131072'.E28 'M=131072'.E29:'M=131072'.E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M=131072</text:p>
          </table:table-cell>
          <table:table-cell office:value-type="string" calcext:value-type="string" table:number-columns-spanned="5" table:number-rows-spanned="1">
            <text:p>Running Time</text:p>
          </table:table-cell>
          <table:covered-table-cell table:number-columns-repeated="3"/>
          <table:covered-table-cell table:style-name="ce1"/>
          <table:table-cell table:style-name="ce1" table:number-columns-repeated="5"/>
          <table:table-cell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1">
          <table:table-cell table:style-name="ce1"/>
          <table:table-cell office:value-type="string" calcext:value-type="string">
            <text:p>Sober-mix-r2</text:p>
          </table:table-cell>
          <table:table-cell office:value-type="string" calcext:value-type="string">
            <text:p>Sober-sort-r2</text:p>
          </table:table-cell>
          <table:table-cell office:value-type="string" calcext:value-type="string">
            <text:p>Sober-mix-r4</text:p>
          </table:table-cell>
          <table:table-cell office:value-type="string" calcext:value-type="string">
            <text:p>Sober-sort-r4</text:p>
          </table:table-cell>
          <table:table-cell table:style-name="ce1" office:value-type="string" calcext:value-type="string">
            <text:p>Goodrich</text:p>
          </table:table-cell>
          <table:table-cell table:style-name="ce1" table:number-columns-repeated="2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3.57818+3.93388" office:value-type="float" office:value="7.51206" calcext:value-type="float">
            <text:p>7.51206</text:p>
          </table:table-cell>
          <table:table-cell office:value-type="float" office:value="15.7543" calcext:value-type="float">
            <text:p>15.7543</text:p>
          </table:table-cell>
          <table:table-cell table:formula="of:=3.53419+3.84584+3.7602+4.26543" office:value-type="float" office:value="15.40566" calcext:value-type="float">
            <text:p>15.40566</text:p>
          </table:table-cell>
          <table:table-cell office:value-type="float" office:value="14.904" calcext:value-type="float">
            <text:p>14.904</text:p>
          </table:table-cell>
          <table:table-cell table:style-name="ce1" office:value-type="float" office:value="65.7037" calcext:value-type="float">
            <text:p>65.7037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23.26636" calcext:value-type="float">
            <text:p>23.26636</text:p>
          </table:table-cell>
          <table:table-cell table:style-name="ce1" table:formula="of:=[.E4]+[.D4]" office:value-type="float" office:value="30.30966" calcext:value-type="float">
            <text:p>30.30966</text:p>
          </table:table-cell>
          <table:table-cell table:style-name="ce1" office:value-type="float" office:value="65.7037" calcext:value-type="float">
            <text:p>65.7037</text:p>
          </table:table-cell>
          <table:table-cell table:number-columns-repeated="101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7.09108+7.14493" office:value-type="float" office:value="14.23601" calcext:value-type="float">
            <text:p>14.23601</text:p>
          </table:table-cell>
          <table:table-cell office:value-type="float" office:value="30.873" calcext:value-type="float">
            <text:p>30.873</text:p>
          </table:table-cell>
          <table:table-cell table:formula="of:=6.6853+7.22849+6.95231+6.94736" office:value-type="float" office:value="27.81346" calcext:value-type="float">
            <text:p>27.81346</text:p>
          </table:table-cell>
          <table:table-cell office:value-type="float" office:value="30.8493" calcext:value-type="float">
            <text:p>30.8493</text:p>
          </table:table-cell>
          <table:table-cell table:style-name="ce1" office:value-type="float" office:value="217.97" calcext:value-type="float">
            <text:p>217.97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45.10901" calcext:value-type="float">
            <text:p>45.10901</text:p>
          </table:table-cell>
          <table:table-cell table:style-name="ce1" table:formula="of:=[.E5]+[.D5]" office:value-type="float" office:value="58.66276" calcext:value-type="float">
            <text:p>58.66276</text:p>
          </table:table-cell>
          <table:table-cell table:style-name="ce1" office:value-type="float" office:value="217.97" calcext:value-type="float">
            <text:p>217.97</text:p>
          </table:table-cell>
          <table:table-cell table:number-columns-repeated="101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13.485+13.6147" office:value-type="float" office:value="27.0997" calcext:value-type="float">
            <text:p>27.0997</text:p>
          </table:table-cell>
          <table:table-cell office:value-type="float" office:value="62.3445" calcext:value-type="float">
            <text:p>62.3445</text:p>
          </table:table-cell>
          <table:table-cell table:formula="of:=12.6939+12.8191+12.3573+12.2948" office:value-type="float" office:value="50.1651" calcext:value-type="float">
            <text:p>50.1651</text:p>
          </table:table-cell>
          <table:table-cell office:value-type="float" office:value="59.8273" calcext:value-type="float">
            <text:p>59.8273</text:p>
          </table:table-cell>
          <table:table-cell table:style-name="ce1" office:value-type="float" office:value="440.366" calcext:value-type="float">
            <text:p>440.366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89.4442" calcext:value-type="float">
            <text:p>89.4442</text:p>
          </table:table-cell>
          <table:table-cell table:style-name="ce1" table:formula="of:=[.E6]+[.D6]" office:value-type="float" office:value="109.9924" calcext:value-type="float">
            <text:p>109.9924</text:p>
          </table:table-cell>
          <table:table-cell table:style-name="ce1" office:value-type="float" office:value="440.366" calcext:value-type="float">
            <text:p>440.366</text:p>
          </table:table-cell>
          <table:table-cell table:number-columns-repeated="1013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formula="of:=27.1726+29.6311" office:value-type="float" office:value="56.8037" calcext:value-type="float">
            <text:p>56.8037</text:p>
          </table:table-cell>
          <table:table-cell office:value-type="float" office:value="136.207" calcext:value-type="float">
            <text:p>136.207</text:p>
          </table:table-cell>
          <table:table-cell table:formula="of:=24.6388+24.842+24.5897+24.36" office:value-type="float" office:value="98.4305" calcext:value-type="float">
            <text:p>98.4305</text:p>
          </table:table-cell>
          <table:table-cell office:value-type="float" office:value="139.056" calcext:value-type="float">
            <text:p>139.056</text:p>
          </table:table-cell>
          <table:table-cell table:style-name="ce1" office:value-type="float" office:value="1352.27" calcext:value-type="float">
            <text:p>1352.27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193.0107" calcext:value-type="float">
            <text:p>193.0107</text:p>
          </table:table-cell>
          <table:table-cell table:style-name="ce1" table:formula="of:=[.E7]+[.D7]" office:value-type="float" office:value="237.4865" calcext:value-type="float">
            <text:p>237.4865</text:p>
          </table:table-cell>
          <table:table-cell table:style-name="ce1" office:value-type="float" office:value="1352.27" calcext:value-type="float">
            <text:p>1352.27</text:p>
          </table:table-cell>
          <table:table-cell table:number-columns-repeated="1013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formula="of:=106.758+176.824" office:value-type="float" office:value="283.582" calcext:value-type="float">
            <text:p>283.582</text:p>
          </table:table-cell>
          <table:table-cell office:value-type="float" office:value="370.803" calcext:value-type="float">
            <text:p>370.803</text:p>
          </table:table-cell>
          <table:table-cell table:formula="of:=112.522+192.972+175.764+180.628" office:value-type="float" office:value="661.886" calcext:value-type="float">
            <text:p>661.886</text:p>
          </table:table-cell>
          <table:table-cell office:value-type="float" office:value="371.419" calcext:value-type="float">
            <text:p>371.419</text:p>
          </table:table-cell>
          <table:table-cell table:style-name="ce1" office:value-type="float" office:value="2829.39" calcext:value-type="float">
            <text:p>2829.39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654.385" calcext:value-type="float">
            <text:p>654.385</text:p>
          </table:table-cell>
          <table:table-cell table:style-name="ce1" table:formula="of:=[.E8]+[.D8]" office:value-type="float" office:value="1033.305" calcext:value-type="float">
            <text:p>1033.305</text:p>
          </table:table-cell>
          <table:table-cell table:style-name="ce1" office:value-type="float" office:value="2829.39" calcext:value-type="float">
            <text:p>2829.39</text:p>
          </table:table-cell>
          <table:table-cell table:number-columns-repeated="101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M=131072</text:p>
          </table:table-cell>
          <table:table-cell table:style-name="ce3" office:value-type="string" calcext:value-type="string" table:number-columns-spanned="5" table:number-rows-spanned="1">
            <text:p># Encryption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Goodrich</text:p>
          </table:table-cell>
          <table:table-cell table:style-name="ce3" office:value-type="string" calcext:value-type="string">
            <text:p>Sober-mix-r2</text:p>
          </table:table-cell>
          <table:table-cell table:style-name="ce3" office:value-type="string" calcext:value-type="string">
            <text:p>Sober-sort-r2</text:p>
          </table:table-cell>
          <table:table-cell table:style-name="ce3" office:value-type="string" calcext:value-type="string">
            <text:p>Sober-mix-r4</text:p>
          </table:table-cell>
          <table:table-cell table:style-name="ce3" office:value-type="string" calcext:value-type="string">
            <text:p>Sober-sort-r4</text:p>
          </table:table-cell>
          <table:table-cell table:style-name="ce3" table:number-columns-repeated="2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582912" calcext:value-type="float">
            <text:p>12582912</text:p>
          </table:table-cell>
          <table:table-cell table:style-name="ce3" office:value-type="float" office:value="4035521" calcext:value-type="float">
            <text:p>4035521</text:p>
          </table:table-cell>
          <table:table-cell table:style-name="ce3" office:value-type="float" office:value="4109378" calcext:value-type="float">
            <text:p>4109378</text:p>
          </table:table-cell>
          <table:table-cell table:style-name="ce3" office:value-type="float" office:value="8139372" calcext:value-type="float">
            <text:p>8139372</text:p>
          </table:table-cell>
          <table:table-cell table:style-name="ce3" office:value-type="float" office:value="4032598" calcext:value-type="float">
            <text:p>403259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C12]+[.D12]" office:value-type="float" office:value="8144899" calcext:value-type="float">
            <text:p>8144899</text:p>
          </table:table-cell>
          <table:table-cell table:style-name="ce3" table:formula="of:=[.E12]+[.F12]" office:value-type="float" office:value="12171970" calcext:value-type="float">
            <text:p>12171970</text:p>
          </table:table-cell>
          <table:table-cell table:style-name="ce3" office:value-type="float" office:value="12582912" calcext:value-type="float">
            <text:p>12582912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943040" calcext:value-type="float">
            <text:p>41943040</text:p>
          </table:table-cell>
          <table:table-cell table:style-name="ce3" office:value-type="float" office:value="8039179" calcext:value-type="float">
            <text:p>8039179</text:p>
          </table:table-cell>
          <table:table-cell table:style-name="ce3" office:value-type="float" office:value="8136967" calcext:value-type="float">
            <text:p>8136967</text:p>
          </table:table-cell>
          <table:table-cell table:style-name="ce3" office:value-type="float" office:value="16168825" calcext:value-type="float">
            <text:p>16168825</text:p>
          </table:table-cell>
          <table:table-cell table:style-name="ce3" office:value-type="float" office:value="8082906" calcext:value-type="float">
            <text:p>8082906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13]+[.D13]" office:value-type="float" office:value="16176146" calcext:value-type="float">
            <text:p>16176146</text:p>
          </table:table-cell>
          <table:table-cell table:style-name="ce3" table:formula="of:=[.E13]+[.F13]" office:value-type="float" office:value="24251731" calcext:value-type="float">
            <text:p>24251731</text:p>
          </table:table-cell>
          <table:table-cell table:style-name="ce3" office:value-type="float" office:value="41943040" calcext:value-type="float">
            <text:p>41943040</text:p>
          </table:table-cell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83886080" calcext:value-type="float">
            <text:p>83886080</text:p>
          </table:table-cell>
          <table:table-cell table:style-name="ce3" office:value-type="float" office:value="16043992" calcext:value-type="float">
            <text:p>16043992</text:p>
          </table:table-cell>
          <table:table-cell table:style-name="ce3" office:value-type="float" office:value="16356256" calcext:value-type="float">
            <text:p>16356256</text:p>
          </table:table-cell>
          <table:table-cell table:style-name="ce3" office:value-type="float" office:value="31652303" calcext:value-type="float">
            <text:p>31652303</text:p>
          </table:table-cell>
          <table:table-cell table:style-name="ce3" office:value-type="float" office:value="15339194" calcext:value-type="float">
            <text:p>15339194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table:formula="of:=[.C14]+[.D14]" office:value-type="float" office:value="32400248" calcext:value-type="float">
            <text:p>32400248</text:p>
          </table:table-cell>
          <table:table-cell table:style-name="ce3" table:formula="of:=[.E14]+[.F14]" office:value-type="float" office:value="46991497" calcext:value-type="float">
            <text:p>46991497</text:p>
          </table:table-cell>
          <table:table-cell table:style-name="ce3" office:value-type="float" office:value="83886080" calcext:value-type="float">
            <text:p>83886080</text:p>
          </table:table-cell>
          <table:table-cell table:number-columns-repeated="101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51658240" calcext:value-type="float">
            <text:p>251658240</text:p>
          </table:table-cell>
          <table:table-cell table:style-name="ce3" office:value-type="float" office:value="32106199" calcext:value-type="float">
            <text:p>32106199</text:p>
          </table:table-cell>
          <table:table-cell table:style-name="ce3" office:value-type="float" office:value="32696848" calcext:value-type="float">
            <text:p>32696848</text:p>
          </table:table-cell>
          <table:table-cell table:style-name="ce3" office:value-type="float" office:value="63310563" calcext:value-type="float">
            <text:p>63310563</text:p>
          </table:table-cell>
          <table:table-cell table:style-name="ce3" office:value-type="float" office:value="32072747" calcext:value-type="float">
            <text:p>32072747</text:p>
          </table:table-cell>
          <table:table-cell table:style-name="ce3"/>
          <table:table-cell table:style-name="ce3" office:value-type="float" office:value="128" calcext:value-type="float">
            <text:p>128</text:p>
          </table:table-cell>
          <table:table-cell table:style-name="ce3" table:formula="of:=[.C15]+[.D15]" office:value-type="float" office:value="64803047" calcext:value-type="float">
            <text:p>64803047</text:p>
          </table:table-cell>
          <table:table-cell table:style-name="ce3" table:formula="of:=[.E15]+[.F15]" office:value-type="float" office:value="95383310" calcext:value-type="float">
            <text:p>95383310</text:p>
          </table:table-cell>
          <table:table-cell table:style-name="ce3" office:value-type="float" office:value="251658240" calcext:value-type="float">
            <text:p>251658240</text:p>
          </table:table-cell>
          <table:table-cell table:number-columns-repeated="1013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03316480" calcext:value-type="float">
            <text:p>503316480</text:p>
          </table:table-cell>
          <table:table-cell table:style-name="ce3" office:value-type="float" office:value="65430676" calcext:value-type="float">
            <text:p>65430676</text:p>
          </table:table-cell>
          <table:table-cell table:style-name="ce3" office:value-type="float" office:value="66074371" calcext:value-type="float">
            <text:p>66074371</text:p>
          </table:table-cell>
          <table:table-cell table:style-name="ce3" office:value-type="float" office:value="132484684" calcext:value-type="float">
            <text:p>132484684</text:p>
          </table:table-cell>
          <table:table-cell table:style-name="ce3" office:value-type="float" office:value="66077344" calcext:value-type="float">
            <text:p>66077344</text:p>
          </table:table-cell>
          <table:table-cell table:style-name="ce3"/>
          <table:table-cell table:style-name="ce3" office:value-type="float" office:value="256" calcext:value-type="float">
            <text:p>256</text:p>
          </table:table-cell>
          <table:table-cell table:style-name="ce3" table:formula="of:=[.C16]+[.D16]" office:value-type="float" office:value="131505047" calcext:value-type="float">
            <text:p>131505047</text:p>
          </table:table-cell>
          <table:table-cell table:style-name="ce3" table:formula="of:=[.E16]+[.F16]" office:value-type="float" office:value="198562028" calcext:value-type="float">
            <text:p>198562028</text:p>
          </table:table-cell>
          <table:table-cell table:style-name="ce3" office:value-type="float" office:value="503316480" calcext:value-type="float">
            <text:p>50331648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M=131072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Goodrich</text:p>
          </table:table-cell>
          <table:table-cell table:style-name="ce4" office:value-type="string" calcext:value-type="string">
            <text:p>Sober-mix-r2</text:p>
          </table:table-cell>
          <table:table-cell table:style-name="ce4" office:value-type="string" calcext:value-type="string">
            <text:p>Sober-sort-r2</text:p>
          </table:table-cell>
          <table:table-cell table:style-name="ce4" office:value-type="string" calcext:value-type="string">
            <text:p>Sober-mix-r4</text:p>
          </table:table-cell>
          <table:table-cell table:style-name="ce4" office:value-type="string" calcext:value-type="string">
            <text:p>Sober-sort-r4</text:p>
          </table:table-cell>
          <table:table-cell table:style-name="ce4" table:number-columns-repeated="2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582912" calcext:value-type="float">
            <text:p>12582912</text:p>
          </table:table-cell>
          <table:table-cell table:style-name="ce4" office:value-type="float" office:value="4023100" calcext:value-type="float">
            <text:p>4023100</text:p>
          </table:table-cell>
          <table:table-cell table:style-name="ce4" office:value-type="float" office:value="4118110" calcext:value-type="float">
            <text:p>4118110</text:p>
          </table:table-cell>
          <table:table-cell table:style-name="ce4" office:value-type="float" office:value="8098744" calcext:value-type="float">
            <text:p>8098744</text:p>
          </table:table-cell>
          <table:table-cell table:style-name="ce4" office:value-type="float" office:value="4077652" calcext:value-type="float">
            <text:p>407765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formula="of:=[.C20]+[.D20]" office:value-type="float" office:value="8141210" calcext:value-type="float">
            <text:p>8141210</text:p>
          </table:table-cell>
          <table:table-cell table:style-name="ce4" table:formula="of:=[.E20]+[.F20]" office:value-type="float" office:value="12176396" calcext:value-type="float">
            <text:p>12176396</text:p>
          </table:table-cell>
          <table:table-cell table:style-name="ce4" office:value-type="float" office:value="12582912" calcext:value-type="float">
            <text:p>12582912</text:p>
          </table:table-cell>
          <table:table-cell table:number-columns-repeated="101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943040" calcext:value-type="float">
            <text:p>41943040</text:p>
          </table:table-cell>
          <table:table-cell table:style-name="ce4" office:value-type="float" office:value="8008741" calcext:value-type="float">
            <text:p>8008741</text:p>
          </table:table-cell>
          <table:table-cell table:style-name="ce4" office:value-type="float" office:value="8253319" calcext:value-type="float">
            <text:p>8253319</text:p>
          </table:table-cell>
          <table:table-cell table:style-name="ce4" office:value-type="float" office:value="16130210" calcext:value-type="float">
            <text:p>16130210</text:p>
          </table:table-cell>
          <table:table-cell table:style-name="ce4" office:value-type="float" office:value="8200193" calcext:value-type="float">
            <text:p>8200193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table:formula="of:=[.C21]+[.D21]" office:value-type="float" office:value="16262060" calcext:value-type="float">
            <text:p>16262060</text:p>
          </table:table-cell>
          <table:table-cell table:style-name="ce4" table:formula="of:=[.E21]+[.F21]" office:value-type="float" office:value="24330403" calcext:value-type="float">
            <text:p>24330403</text:p>
          </table:table-cell>
          <table:table-cell table:style-name="ce4" office:value-type="float" office:value="41943040" calcext:value-type="float">
            <text:p>41943040</text:p>
          </table:table-cell>
          <table:table-cell table:number-columns-repeated="1013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83886080" calcext:value-type="float">
            <text:p>83886080</text:p>
          </table:table-cell>
          <table:table-cell table:style-name="ce4" office:value-type="float" office:value="15987604" calcext:value-type="float">
            <text:p>15987604</text:p>
          </table:table-cell>
          <table:table-cell table:style-name="ce4" office:value-type="float" office:value="16523637" calcext:value-type="float">
            <text:p>16523637</text:p>
          </table:table-cell>
          <table:table-cell table:style-name="ce4" office:value-type="float" office:value="31389702" calcext:value-type="float">
            <text:p>31389702</text:p>
          </table:table-cell>
          <table:table-cell table:style-name="ce4" office:value-type="float" office:value="16011300" calcext:value-type="float">
            <text:p>16011300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4" table:formula="of:=[.C22]+[.D22]" office:value-type="float" office:value="32511241" calcext:value-type="float">
            <text:p>32511241</text:p>
          </table:table-cell>
          <table:table-cell table:style-name="ce4" table:formula="of:=[.E22]+[.F22]" office:value-type="float" office:value="47401002" calcext:value-type="float">
            <text:p>47401002</text:p>
          </table:table-cell>
          <table:table-cell table:style-name="ce4" office:value-type="float" office:value="83886080" calcext:value-type="float">
            <text:p>83886080</text:p>
          </table:table-cell>
          <table:table-cell table:number-columns-repeated="1013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1658240" calcext:value-type="float">
            <text:p>251658240</text:p>
          </table:table-cell>
          <table:table-cell table:style-name="ce4" office:value-type="float" office:value="31987979" calcext:value-type="float">
            <text:p>31987979</text:p>
          </table:table-cell>
          <table:table-cell table:style-name="ce4" office:value-type="float" office:value="33059652" calcext:value-type="float">
            <text:p>33059652</text:p>
          </table:table-cell>
          <table:table-cell table:style-name="ce4" office:value-type="float" office:value="62939961" calcext:value-type="float">
            <text:p>62939961</text:p>
          </table:table-cell>
          <table:table-cell table:style-name="ce4" office:value-type="float" office:value="32603655" calcext:value-type="float">
            <text:p>32603655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table:formula="of:=[.C23]+[.D23]" office:value-type="float" office:value="65047631" calcext:value-type="float">
            <text:p>65047631</text:p>
          </table:table-cell>
          <table:table-cell table:style-name="ce4" table:formula="of:=[.E23]+[.F23]" office:value-type="float" office:value="95543616" calcext:value-type="float">
            <text:p>95543616</text:p>
          </table:table-cell>
          <table:table-cell table:style-name="ce4" office:value-type="float" office:value="251658240" calcext:value-type="float">
            <text:p>251658240</text:p>
          </table:table-cell>
          <table:table-cell table:number-columns-repeated="1013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03316480" calcext:value-type="float">
            <text:p>503316480</text:p>
          </table:table-cell>
          <table:table-cell table:style-name="ce4" office:value-type="float" office:value="65418215" calcext:value-type="float">
            <text:p>65418215</text:p>
          </table:table-cell>
          <table:table-cell table:style-name="ce4" office:value-type="float" office:value="66263195" calcext:value-type="float">
            <text:p>66263195</text:p>
          </table:table-cell>
          <table:table-cell table:style-name="ce4" office:value-type="float" office:value="132299150" calcext:value-type="float">
            <text:p>132299150</text:p>
          </table:table-cell>
          <table:table-cell table:style-name="ce4" office:value-type="float" office:value="66479047" calcext:value-type="float">
            <text:p>66479047</text:p>
          </table:table-cell>
          <table:table-cell table:style-name="ce4"/>
          <table:table-cell table:style-name="ce4" office:value-type="float" office:value="256" calcext:value-type="float">
            <text:p>256</text:p>
          </table:table-cell>
          <table:table-cell table:style-name="ce4" table:formula="of:=[.C24]+[.D24]" office:value-type="float" office:value="131681410" calcext:value-type="float">
            <text:p>131681410</text:p>
          </table:table-cell>
          <table:table-cell table:style-name="ce4" table:formula="of:=[.E24]+[.F24]" office:value-type="float" office:value="198778197" calcext:value-type="float">
            <text:p>198778197</text:p>
          </table:table-cell>
          <table:table-cell table:style-name="ce4" office:value-type="float" office:value="503316480" calcext:value-type="float">
            <text:p>503316480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5"/>
          <table:table-cell table:number-columns-repeated="101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Sober r2</text:p>
          </table:table-cell>
          <table:table-cell table:style-name="ce5" office:value-type="string" calcext:value-type="string">
            <text:p>Sober r4</text:p>
          </table:table-cell>
          <table:table-cell table:style-name="ce5" office:value-type="string" calcext:value-type="string">
            <text:p>Goodrich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table:formula="of:=[.I20]/([.H20]*131072)" office:value-type="float" office:value="3.88203144073486" calcext:value-type="float">
            <text:p>3.8820314407</text:p>
          </table:table-cell>
          <table:table-cell table:style-name="ce5" table:formula="of:=[.J20]/([.H20]*131072)" office:value-type="float" office:value="5.8061580657959" calcext:value-type="float">
            <text:p>5.8061580658</text:p>
          </table:table-cell>
          <table:table-cell table:style-name="ce5" table:formula="of:=[.K20]/([.H20]*131072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style-name="ce5" table:formula="of:=[.I21]/([.H21]*131072)" office:value-type="float" office:value="3.87717723846436" calcext:value-type="float">
            <text:p>3.8771772385</text:p>
          </table:table-cell>
          <table:table-cell table:style-name="ce5" table:formula="of:=[.J21]/([.H21]*131072)" office:value-type="float" office:value="5.80082011222839" calcext:value-type="float">
            <text:p>5.8008201122</text:p>
          </table:table-cell>
          <table:table-cell table:style-name="ce5" table:formula="of:=[.K21]/([.H21]*131072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64" calcext:value-type="float">
            <text:p>64</text:p>
          </table:table-cell>
          <table:table-cell table:style-name="ce5" table:formula="of:=[.I22]/([.H22]*131072)" office:value-type="float" office:value="3.87564194202423" calcext:value-type="float">
            <text:p>3.875641942</text:p>
          </table:table-cell>
          <table:table-cell table:style-name="ce5" table:formula="of:=[.J22]/([.H22]*131072)" office:value-type="float" office:value="5.65063977241516" calcext:value-type="float">
            <text:p>5.6506397724</text:p>
          </table:table-cell>
          <table:table-cell table:style-name="ce5" table:formula="of:=[.K22]/([.H22]*131072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28" calcext:value-type="float">
            <text:p>128</text:p>
          </table:table-cell>
          <table:table-cell table:style-name="ce5" table:formula="of:=[.I23]/([.H23]*131072)" office:value-type="float" office:value="3.87714093923569" calcext:value-type="float">
            <text:p>3.8771409392</text:p>
          </table:table-cell>
          <table:table-cell table:style-name="ce5" table:formula="of:=[.J23]/([.H23]*131072)" office:value-type="float" office:value="5.69484329223633" calcext:value-type="float">
            <text:p>5.6948432922</text:p>
          </table:table-cell>
          <table:table-cell table:style-name="ce5" table:formula="of:=[.K23]/([.H23]*131072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56" calcext:value-type="float">
            <text:p>256</text:p>
          </table:table-cell>
          <table:table-cell table:style-name="ce5" table:formula="of:=[.I24]/([.H24]*131072)" office:value-type="float" office:value="3.92441183328629" calcext:value-type="float">
            <text:p>3.9244118333</text:p>
          </table:table-cell>
          <table:table-cell table:style-name="ce5" table:formula="of:=[.J24]/([.H24]*131072)" office:value-type="float" office:value="5.92405191063881" calcext:value-type="float">
            <text:p>5.9240519106</text:p>
          </table:table-cell>
          <table:table-cell table:style-name="ce5" table:formula="of:=[.K24]/([.H24]*131072)" office:value-type="float" office:value="15" calcext:value-type="float">
            <text:p>15</text:p>
          </table:table-cell>
          <table:table-cell table:number-columns-repeated="1019"/>
        </table:table-row>
      </table:table>
      <table:table table:name="M=262144" table:style-name="ta1">
        <table:shapes>
          <draw:frame draw:z-index="0" draw:style-name="gr1" draw:text-style-name="P1" svg:width="6.2988in" svg:height="3.5429in" svg:x="11.2425in" svg:y="0.3945in">
            <draw:object draw:notify-on-update-of-ranges="'M=262144'.H4:'M=262144'.H8 'M=262144'.I3:'M=262144'.I3 'M=262144'.I4:'M=262144'.I8 'M=262144'.J3:'M=262144'.J3 'M=262144'.J4:'M=262144'.J8 'M=262144'.K3:'M=262144'.K3 'M=262144'.K4:'M=262144'.K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3004in" svg:height="3.5409in" svg:x="13.1079in" svg:y="4.6287in">
            <draw:object draw:notify-on-update-of-ranges="'M=262144'.H11:'M=262144'.H15 'M=262144'.I10:'M=262144'.I10 'M=262144'.I11:'M=262144'.I15 'M=262144'.J10:'M=262144'.J10 'M=262144'.J11:'M=262144'.J15 'M=262144'.K10:'M=262144'.K10 'M=262144'.K11:'M=262144'.K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04in" svg:height="3.5409in" svg:x="5.9154in" svg:y="4.674in">
            <draw:object draw:notify-on-update-of-ranges="'M=262144'.H19:'M=262144'.H23 'M=262144'.I18:'M=262144'.I18 'M=262144'.I19:'M=262144'.I23 'M=262144'.J18:'M=262144'.J18 'M=262144'.J19:'M=262144'.J23 'M=262144'.K18:'M=262144'.K18 'M=262144'.K19:'M=262144'.K2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1" office:value-type="string" calcext:value-type="string">
            <text:p>M=131072</text:p>
          </table:table-cell>
          <table:table-cell office:value-type="string" calcext:value-type="string" table:number-columns-spanned="5" table:number-rows-spanned="1">
            <text:p>Running Time</text:p>
          </table:table-cell>
          <table:covered-table-cell table:number-columns-repeated="3"/>
          <table:covered-table-cell table:style-name="ce1"/>
          <table:table-cell table:style-name="ce1" table:number-columns-repeated="5"/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Sober-mix-r2</text:p>
          </table:table-cell>
          <table:table-cell office:value-type="string" calcext:value-type="string">
            <text:p>Sober-sort-r2</text:p>
          </table:table-cell>
          <table:table-cell office:value-type="string" calcext:value-type="string">
            <text:p>Sober-mix-r4</text:p>
          </table:table-cell>
          <table:table-cell office:value-type="string" calcext:value-type="string">
            <text:p>Sober-sort-r4</text:p>
          </table:table-cell>
          <table:table-cell table:style-name="ce1" office:value-type="string" calcext:value-type="string">
            <text:p>Goodrich</text:p>
          </table:table-cell>
          <table:table-cell table:style-name="ce1" table:number-columns-repeated="2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6.90935+7.2789" office:value-type="float" office:value="14.18825" calcext:value-type="float">
            <text:p>14.18825</text:p>
          </table:table-cell>
          <table:table-cell office:value-type="float" office:value="31.4312" calcext:value-type="float">
            <text:p>31.4312</text:p>
          </table:table-cell>
          <table:table-cell table:formula="of:=6.89693+7.64484+7.0445+8.45862" office:value-type="float" office:value="30.04489" calcext:value-type="float">
            <text:p>30.04489</text:p>
          </table:table-cell>
          <table:table-cell office:value-type="float" office:value="31.1546" calcext:value-type="float">
            <text:p>31.1546</text:p>
          </table:table-cell>
          <table:table-cell table:style-name="ce1" office:value-type="float" office:value="138.502" calcext:value-type="float">
            <text:p>138.502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45.61945" calcext:value-type="float">
            <text:p>45.61945</text:p>
          </table:table-cell>
          <table:table-cell table:style-name="ce1" table:formula="of:=[.E4]+[.D4]" office:value-type="float" office:value="61.19949" calcext:value-type="float">
            <text:p>61.19949</text:p>
          </table:table-cell>
          <table:table-cell table:style-name="ce1" office:value-type="float" office:value="138.502" calcext:value-type="float">
            <text:p>138.502</text:p>
          </table:table-cell>
          <table:table-cell table:number-columns-repeated="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13.9624+13.8013" office:value-type="float" office:value="27.7637" calcext:value-type="float">
            <text:p>27.7637</text:p>
          </table:table-cell>
          <table:table-cell office:value-type="float" office:value="62.4069" calcext:value-type="float">
            <text:p>62.4069</text:p>
          </table:table-cell>
          <table:table-cell table:formula="of:=14.657+14.6585+15.7816+14.5231" office:value-type="float" office:value="59.6202" calcext:value-type="float">
            <text:p>59.6202</text:p>
          </table:table-cell>
          <table:table-cell office:value-type="float" office:value="65.0736" calcext:value-type="float">
            <text:p>65.0736</text:p>
          </table:table-cell>
          <table:table-cell table:style-name="ce1" office:value-type="float" office:value="446.532" calcext:value-type="float">
            <text:p>446.532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90.1706" calcext:value-type="float">
            <text:p>90.1706</text:p>
          </table:table-cell>
          <table:table-cell table:style-name="ce1" table:formula="of:=[.E5]+[.D5]" office:value-type="float" office:value="124.6938" calcext:value-type="float">
            <text:p>124.6938</text:p>
          </table:table-cell>
          <table:table-cell table:style-name="ce1" office:value-type="float" office:value="446.532" calcext:value-type="float">
            <text:p>446.532</text:p>
          </table:table-cell>
          <table:table-cell table:number-columns-repeated="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26.7765+27.8082" office:value-type="float" office:value="54.5847" calcext:value-type="float">
            <text:p>54.5847</text:p>
          </table:table-cell>
          <table:table-cell office:value-type="float" office:value="147.317" calcext:value-type="float">
            <text:p>147.317</text:p>
          </table:table-cell>
          <table:table-cell table:formula="of:=26.688+35.3968+34.1989+28.8212" office:value-type="float" office:value="125.1049" calcext:value-type="float">
            <text:p>125.1049</text:p>
          </table:table-cell>
          <table:table-cell office:value-type="float" office:value="156.955" calcext:value-type="float">
            <text:p>156.955</text:p>
          </table:table-cell>
          <table:table-cell table:style-name="ce1" office:value-type="float" office:value="934.157" calcext:value-type="float">
            <text:p>934.157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201.9017" calcext:value-type="float">
            <text:p>201.9017</text:p>
          </table:table-cell>
          <table:table-cell table:style-name="ce1" table:formula="of:=[.E6]+[.D6]" office:value-type="float" office:value="282.0599" calcext:value-type="float">
            <text:p>282.0599</text:p>
          </table:table-cell>
          <table:table-cell table:style-name="ce1" office:value-type="float" office:value="934.157" calcext:value-type="float">
            <text:p>934.157</text:p>
          </table:table-cell>
          <table:table-cell table:number-columns-repeated="5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formula="of:=106.904+183.733" office:value-type="float" office:value="290.637" calcext:value-type="float">
            <text:p>290.637</text:p>
          </table:table-cell>
          <table:table-cell office:value-type="float" office:value="348.302" calcext:value-type="float">
            <text:p>348.302</text:p>
          </table:table-cell>
          <table:table-cell table:formula="of:=102.814+162.844+156.795+153.741" office:value-type="float" office:value="576.194" calcext:value-type="float">
            <text:p>576.194</text:p>
          </table:table-cell>
          <table:table-cell office:value-type="float" office:value="355.266" calcext:value-type="float">
            <text:p>355.266</text:p>
          </table:table-cell>
          <table:table-cell table:style-name="ce1" office:value-type="float" office:value="2997.71" calcext:value-type="float">
            <text:p>2997.71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638.939" calcext:value-type="float">
            <text:p>638.939</text:p>
          </table:table-cell>
          <table:table-cell table:style-name="ce1" table:formula="of:=[.E7]+[.D7]" office:value-type="float" office:value="931.46" calcext:value-type="float">
            <text:p>931.46</text:p>
          </table:table-cell>
          <table:table-cell table:style-name="ce1" office:value-type="float" office:value="2997.71" calcext:value-type="float">
            <text:p>2997.71</text:p>
          </table:table-cell>
          <table:table-cell table:number-columns-repeated="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formula="of:=361.416+405.165" office:value-type="float" office:value="766.581" calcext:value-type="float">
            <text:p>766.581</text:p>
          </table:table-cell>
          <table:table-cell office:value-type="float" office:value="740.183" calcext:value-type="float">
            <text:p>740.183</text:p>
          </table:table-cell>
          <table:table-cell table:formula="of:=356.971+365.61+362.792+378.388" office:value-type="float" office:value="1463.761" calcext:value-type="float">
            <text:p>1463.761</text:p>
          </table:table-cell>
          <table:table-cell office:value-type="float" office:value="754.023" calcext:value-type="float">
            <text:p>754.023</text:p>
          </table:table-cell>
          <table:table-cell table:style-name="ce1" office:value-type="float" office:value="6174.16" calcext:value-type="float">
            <text:p>6174.16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1506.764" calcext:value-type="float">
            <text:p>1506.764</text:p>
          </table:table-cell>
          <table:table-cell table:style-name="ce1" table:formula="of:=[.E8]+[.D8]" office:value-type="float" office:value="2217.784" calcext:value-type="float">
            <text:p>2217.784</text:p>
          </table:table-cell>
          <table:table-cell table:style-name="ce1" office:value-type="float" office:value="6174.16" calcext:value-type="float">
            <text:p>6174.1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=131072</text:p>
          </table:table-cell>
          <table:table-cell table:style-name="ce3" office:value-type="string" calcext:value-type="string" table:number-columns-spanned="5" table:number-rows-spanned="1">
            <text:p># Encryption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Goodrich</text:p>
          </table:table-cell>
          <table:table-cell table:style-name="ce3" office:value-type="string" calcext:value-type="string">
            <text:p>Sober-mix-r2</text:p>
          </table:table-cell>
          <table:table-cell table:style-name="ce3" office:value-type="string" calcext:value-type="string">
            <text:p>Sober-sort-r2</text:p>
          </table:table-cell>
          <table:table-cell table:style-name="ce3" office:value-type="string" calcext:value-type="string">
            <text:p>Sober-mix-r4</text:p>
          </table:table-cell>
          <table:table-cell table:style-name="ce3" office:value-type="string" calcext:value-type="string">
            <text:p>Sober-sort-r4</text:p>
          </table:table-cell>
          <table:table-cell table:style-name="ce3" table:number-columns-repeated="2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165824" calcext:value-type="float">
            <text:p>25165824</text:p>
          </table:table-cell>
          <table:table-cell table:style-name="ce3" office:value-type="float" office:value="8076551" calcext:value-type="float">
            <text:p>8076551</text:p>
          </table:table-cell>
          <table:table-cell table:style-name="ce3" office:value-type="float" office:value="8111506" calcext:value-type="float">
            <text:p>8111506</text:p>
          </table:table-cell>
          <table:table-cell table:style-name="ce3" office:value-type="float" office:value="16254627" calcext:value-type="float">
            <text:p>16254627</text:p>
          </table:table-cell>
          <table:table-cell table:style-name="ce3" office:value-type="float" office:value="8046875" calcext:value-type="float">
            <text:p>804687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C11]+[.D11]" office:value-type="float" office:value="16188057" calcext:value-type="float">
            <text:p>16188057</text:p>
          </table:table-cell>
          <table:table-cell table:style-name="ce3" table:formula="of:=[.E11]+[.F11]" office:value-type="float" office:value="24301502" calcext:value-type="float">
            <text:p>24301502</text:p>
          </table:table-cell>
          <table:table-cell table:style-name="ce3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83886080" calcext:value-type="float">
            <text:p>83886080</text:p>
          </table:table-cell>
          <table:table-cell table:style-name="ce3" office:value-type="float" office:value="16163740" calcext:value-type="float">
            <text:p>16163740</text:p>
          </table:table-cell>
          <table:table-cell table:style-name="ce3" office:value-type="float" office:value="16054791" calcext:value-type="float">
            <text:p>16054791</text:p>
          </table:table-cell>
          <table:table-cell table:style-name="ce3" office:value-type="float" office:value="32628968" calcext:value-type="float">
            <text:p>32628968</text:p>
          </table:table-cell>
          <table:table-cell table:style-name="ce3" office:value-type="float" office:value="16008511" calcext:value-type="float">
            <text:p>16008511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12]+[.D12]" office:value-type="float" office:value="32218531" calcext:value-type="float">
            <text:p>32218531</text:p>
          </table:table-cell>
          <table:table-cell table:style-name="ce3" table:formula="of:=[.E12]+[.F12]" office:value-type="float" office:value="48637479" calcext:value-type="float">
            <text:p>48637479</text:p>
          </table:table-cell>
          <table:table-cell table:style-name="ce3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7772160" calcext:value-type="float">
            <text:p>167772160</text:p>
          </table:table-cell>
          <table:table-cell table:style-name="ce3" office:value-type="float" office:value="31981456" calcext:value-type="float">
            <text:p>31981456</text:p>
          </table:table-cell>
          <table:table-cell table:style-name="ce3" office:value-type="float" office:value="32991454" calcext:value-type="float">
            <text:p>32991454</text:p>
          </table:table-cell>
          <table:table-cell table:style-name="ce3" office:value-type="float" office:value="64198361" calcext:value-type="float">
            <text:p>64198361</text:p>
          </table:table-cell>
          <table:table-cell table:style-name="ce3" office:value-type="float" office:value="32510769" calcext:value-type="float">
            <text:p>32510769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table:formula="of:=[.C13]+[.D13]" office:value-type="float" office:value="64972910" calcext:value-type="float">
            <text:p>64972910</text:p>
          </table:table-cell>
          <table:table-cell table:style-name="ce3" table:formula="of:=[.E13]+[.F13]" office:value-type="float" office:value="96709130" calcext:value-type="float">
            <text:p>96709130</text:p>
          </table:table-cell>
          <table:table-cell table:style-name="ce3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03316480" calcext:value-type="float">
            <text:p>503316480</text:p>
          </table:table-cell>
          <table:table-cell table:style-name="ce3" office:value-type="float" office:value="65174387" calcext:value-type="float">
            <text:p>65174387</text:p>
          </table:table-cell>
          <table:table-cell table:style-name="ce3" office:value-type="float" office:value="66659962" calcext:value-type="float">
            <text:p>66659962</text:p>
          </table:table-cell>
          <table:table-cell table:style-name="ce3" office:value-type="float" office:value="130380755" calcext:value-type="float">
            <text:p>130380755</text:p>
          </table:table-cell>
          <table:table-cell table:style-name="ce3" office:value-type="float" office:value="65974570" calcext:value-type="float">
            <text:p>65974570</text:p>
          </table:table-cell>
          <table:table-cell table:style-name="ce3"/>
          <table:table-cell table:style-name="ce3" office:value-type="float" office:value="128" calcext:value-type="float">
            <text:p>128</text:p>
          </table:table-cell>
          <table:table-cell table:style-name="ce3" table:formula="of:=[.C14]+[.D14]" office:value-type="float" office:value="131834349" calcext:value-type="float">
            <text:p>131834349</text:p>
          </table:table-cell>
          <table:table-cell table:style-name="ce3" table:formula="of:=[.E14]+[.F14]" office:value-type="float" office:value="196355325" calcext:value-type="float">
            <text:p>196355325</text:p>
          </table:table-cell>
          <table:table-cell table:style-name="ce3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06632960" calcext:value-type="float">
            <text:p>1006632960</text:p>
          </table:table-cell>
          <table:table-cell table:style-name="ce3" office:value-type="float" office:value="132770926" calcext:value-type="float">
            <text:p>132770926</text:p>
          </table:table-cell>
          <table:table-cell table:style-name="ce3" office:value-type="float" office:value="132681523" calcext:value-type="float">
            <text:p>132681523</text:p>
          </table:table-cell>
          <table:table-cell table:style-name="ce3" office:value-type="float" office:value="266593848" calcext:value-type="float">
            <text:p>266593848</text:p>
          </table:table-cell>
          <table:table-cell table:style-name="ce3" office:value-type="float" office:value="132147353" calcext:value-type="float">
            <text:p>132147353</text:p>
          </table:table-cell>
          <table:table-cell table:style-name="ce3"/>
          <table:table-cell table:style-name="ce3" office:value-type="float" office:value="256" calcext:value-type="float">
            <text:p>256</text:p>
          </table:table-cell>
          <table:table-cell table:style-name="ce3" table:formula="of:=[.C15]+[.D15]" office:value-type="float" office:value="265452449" calcext:value-type="float">
            <text:p>265452449</text:p>
          </table:table-cell>
          <table:table-cell table:style-name="ce3" table:formula="of:=[.E15]+[.F15]" office:value-type="float" office:value="398741201" calcext:value-type="float">
            <text:p>398741201</text:p>
          </table:table-cell>
          <table:table-cell table:style-name="ce3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4" office:value-type="string" calcext:value-type="string">
            <text:p>M=131072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Goodrich</text:p>
          </table:table-cell>
          <table:table-cell table:style-name="ce4" office:value-type="string" calcext:value-type="string">
            <text:p>Sober-mix-r2</text:p>
          </table:table-cell>
          <table:table-cell table:style-name="ce4" office:value-type="string" calcext:value-type="string">
            <text:p>Sober-sort-r2</text:p>
          </table:table-cell>
          <table:table-cell table:style-name="ce4" office:value-type="string" calcext:value-type="string">
            <text:p>Sober-mix-r4</text:p>
          </table:table-cell>
          <table:table-cell table:style-name="ce4" office:value-type="string" calcext:value-type="string">
            <text:p>Sober-sort-r4</text:p>
          </table:table-cell>
          <table:table-cell table:style-name="ce4" table:number-columns-repeated="2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165824" calcext:value-type="float">
            <text:p>25165824</text:p>
          </table:table-cell>
          <table:table-cell table:style-name="ce4" office:value-type="float" office:value="8052881" calcext:value-type="float">
            <text:p>8052881</text:p>
          </table:table-cell>
          <table:table-cell table:style-name="ce4" office:value-type="float" office:value="8181074" calcext:value-type="float">
            <text:p>8181074</text:p>
          </table:table-cell>
          <table:table-cell table:style-name="ce4" office:value-type="float" office:value="16213290" calcext:value-type="float">
            <text:p>16213290</text:p>
          </table:table-cell>
          <table:table-cell table:style-name="ce4" office:value-type="float" office:value="8130882" calcext:value-type="float">
            <text:p>813088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formula="of:=[.C19]+[.D19]" office:value-type="float" office:value="16233955" calcext:value-type="float">
            <text:p>16233955</text:p>
          </table:table-cell>
          <table:table-cell table:style-name="ce4" table:formula="of:=[.E19]+[.F19]" office:value-type="float" office:value="24344172" calcext:value-type="float">
            <text:p>24344172</text:p>
          </table:table-cell>
          <table:table-cell table:style-name="ce4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83886080" calcext:value-type="float">
            <text:p>83886080</text:p>
          </table:table-cell>
          <table:table-cell table:style-name="ce4" office:value-type="float" office:value="16082514" calcext:value-type="float">
            <text:p>16082514</text:p>
          </table:table-cell>
          <table:table-cell table:style-name="ce4" office:value-type="float" office:value="16323151" calcext:value-type="float">
            <text:p>16323151</text:p>
          </table:table-cell>
          <table:table-cell table:style-name="ce4" office:value-type="float" office:value="32487105" calcext:value-type="float">
            <text:p>32487105</text:p>
          </table:table-cell>
          <table:table-cell table:style-name="ce4" office:value-type="float" office:value="16353843" calcext:value-type="float">
            <text:p>16353843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table:formula="of:=[.C20]+[.D20]" office:value-type="float" office:value="32405665" calcext:value-type="float">
            <text:p>32405665</text:p>
          </table:table-cell>
          <table:table-cell table:style-name="ce4" table:formula="of:=[.E20]+[.F20]" office:value-type="float" office:value="48840948" calcext:value-type="float">
            <text:p>48840948</text:p>
          </table:table-cell>
          <table:table-cell table:style-name="ce4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167772160" calcext:value-type="float">
            <text:p>167772160</text:p>
          </table:table-cell>
          <table:table-cell table:style-name="ce4" office:value-type="float" office:value="31983352" calcext:value-type="float">
            <text:p>31983352</text:p>
          </table:table-cell>
          <table:table-cell table:style-name="ce4" office:value-type="float" office:value="32836868" calcext:value-type="float">
            <text:p>32836868</text:p>
          </table:table-cell>
          <table:table-cell table:style-name="ce4" office:value-type="float" office:value="64120385" calcext:value-type="float">
            <text:p>64120385</text:p>
          </table:table-cell>
          <table:table-cell table:style-name="ce4" office:value-type="float" office:value="32932231" calcext:value-type="float">
            <text:p>32932231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4" table:formula="of:=[.C21]+[.D21]" office:value-type="float" office:value="64820220" calcext:value-type="float">
            <text:p>64820220</text:p>
          </table:table-cell>
          <table:table-cell table:style-name="ce4" table:formula="of:=[.E21]+[.F21]" office:value-type="float" office:value="97052616" calcext:value-type="float">
            <text:p>97052616</text:p>
          </table:table-cell>
          <table:table-cell table:style-name="ce4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503316480" calcext:value-type="float">
            <text:p>503316480</text:p>
          </table:table-cell>
          <table:table-cell table:style-name="ce4" office:value-type="float" office:value="65065053" calcext:value-type="float">
            <text:p>65065053</text:p>
          </table:table-cell>
          <table:table-cell table:style-name="ce4" office:value-type="float" office:value="66465435" calcext:value-type="float">
            <text:p>66465435</text:p>
          </table:table-cell>
          <table:table-cell table:style-name="ce4" office:value-type="float" office:value="129950883" calcext:value-type="float">
            <text:p>129950883</text:p>
          </table:table-cell>
          <table:table-cell table:style-name="ce4" office:value-type="float" office:value="65985162" calcext:value-type="float">
            <text:p>65985162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table:formula="of:=[.C22]+[.D22]" office:value-type="float" office:value="131530488" calcext:value-type="float">
            <text:p>131530488</text:p>
          </table:table-cell>
          <table:table-cell table:style-name="ce4" table:formula="of:=[.E22]+[.F22]" office:value-type="float" office:value="195936045" calcext:value-type="float">
            <text:p>195936045</text:p>
          </table:table-cell>
          <table:table-cell table:style-name="ce4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006632960" calcext:value-type="float">
            <text:p>1006632960</text:p>
          </table:table-cell>
          <table:table-cell table:style-name="ce4" office:value-type="float" office:value="132574970" calcext:value-type="float">
            <text:p>132574970</text:p>
          </table:table-cell>
          <table:table-cell table:style-name="ce4" office:value-type="float" office:value="132238836" calcext:value-type="float">
            <text:p>132238836</text:p>
          </table:table-cell>
          <table:table-cell table:style-name="ce4" office:value-type="float" office:value="266263221" calcext:value-type="float">
            <text:p>266263221</text:p>
          </table:table-cell>
          <table:table-cell table:style-name="ce4" office:value-type="float" office:value="132322303" calcext:value-type="float">
            <text:p>132322303</text:p>
          </table:table-cell>
          <table:table-cell table:style-name="ce4"/>
          <table:table-cell table:style-name="ce4" office:value-type="float" office:value="256" calcext:value-type="float">
            <text:p>256</text:p>
          </table:table-cell>
          <table:table-cell table:style-name="ce4" table:formula="of:=[.C23]+[.D23]" office:value-type="float" office:value="264813806" calcext:value-type="float">
            <text:p>264813806</text:p>
          </table:table-cell>
          <table:table-cell table:style-name="ce4" table:formula="of:=[.E23]+[.F23]" office:value-type="float" office:value="398585524" calcext:value-type="float">
            <text:p>398585524</text:p>
          </table:table-cell>
          <table:table-cell table:style-name="ce4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6"/>
          <table:table-cell table:number-columns-repeated="11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ober r2</text:p>
          </table:table-cell>
          <table:table-cell table:style-name="ce6" office:value-type="string" calcext:value-type="string">
            <text:p>Sober r4</text:p>
          </table:table-cell>
          <table:table-cell table:style-name="ce6" office:value-type="string" calcext:value-type="string">
            <text:p>Goodrich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table:formula="of:=[.I19]/(262144*[.H19])" office:value-type="float" office:value="3.87047648429871" calcext:value-type="float">
            <text:p>3.8704764843</text:p>
          </table:table-cell>
          <table:table-cell table:style-name="ce6" table:formula="of:=[.J19]/(262144*[.H19])" office:value-type="float" office:value="5.80410289764404" calcext:value-type="float">
            <text:p>5.8041028976</text:p>
          </table:table-cell>
          <table:table-cell table:style-name="ce6" table:formula="of:=[.K19]/(262144*[.H19])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6" table:formula="of:=[.I20]/(262144*[.H20])" office:value-type="float" office:value="3.86305630207062" calcext:value-type="float">
            <text:p>3.8630563021</text:p>
          </table:table-cell>
          <table:table-cell table:style-name="ce6" table:formula="of:=[.J20]/(262144*[.H20])" office:value-type="float" office:value="5.82229471206665" calcext:value-type="float">
            <text:p>5.8222947121</text:p>
          </table:table-cell>
          <table:table-cell table:style-name="ce6" table:formula="of:=[.K20]/(262144*[.H20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64" calcext:value-type="float">
            <text:p>64</text:p>
          </table:table-cell>
          <table:table-cell table:style-name="ce6" table:formula="of:=[.I21]/(262144*[.H21])" office:value-type="float" office:value="3.86358618736267" calcext:value-type="float">
            <text:p>3.8635861874</text:p>
          </table:table-cell>
          <table:table-cell table:style-name="ce6" table:formula="of:=[.J21]/(262144*[.H21])" office:value-type="float" office:value="5.78478670120239" calcext:value-type="float">
            <text:p>5.7847867012</text:p>
          </table:table-cell>
          <table:table-cell table:style-name="ce6" table:formula="of:=[.K21]/(262144*[.H21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128" calcext:value-type="float">
            <text:p>128</text:p>
          </table:table-cell>
          <table:table-cell table:style-name="ce6" table:formula="of:=[.I22]/(262144*[.H22])" office:value-type="float" office:value="3.91991400718689" calcext:value-type="float">
            <text:p>3.9199140072</text:p>
          </table:table-cell>
          <table:table-cell table:style-name="ce6" table:formula="of:=[.J22]/(262144*[.H22])" office:value-type="float" office:value="5.83934918045998" calcext:value-type="float">
            <text:p>5.8393491805</text:p>
          </table:table-cell>
          <table:table-cell table:style-name="ce6" table:formula="of:=[.K22]/(262144*[.H22])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6" table:formula="of:=[.I23]/(262144*[.H23])" office:value-type="float" office:value="3.9460332095623" calcext:value-type="float">
            <text:p>3.9460332096</text:p>
          </table:table-cell>
          <table:table-cell table:style-name="ce6" table:formula="of:=[.J23]/(262144*[.H23])" office:value-type="float" office:value="5.93938714265823" calcext:value-type="float">
            <text:p>5.9393871427</text:p>
          </table:table-cell>
          <table:table-cell table:style-name="ce6" table:formula="of:=[.K23]/(262144*[.H23])" office:value-type="float" office:value="15" calcext:value-type="float">
            <text:p>1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22:26:27.994774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0:19:22.519003841</meta:creation-date>
    <dc:date>2015-04-26T22:31:02.286105871</dc:date>
    <meta:editing-duration>PT1H31M48S</meta:editing-duration>
    <meta:editing-cycles>20</meta:editing-cycles>
    <meta:generator>LibreOffice/4.2.7.2$Linux_X86_64 LibreOffice_project/420m0$Build-2</meta:generator>
    <meta:document-statistic meta:table-count="2" meta:cell-count="40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75cm" svg:y="0.316cm" chart:style-name="ch2">
          <text:p>Running Time (Log Scale)</text:p>
        </chart:title>
        <chart:legend chart:legend-position="top" svg:x="5.198cm" svg:y="1.453cm" style:legend-expansion="wide" chart:style-name="ch3"/>
        <chart:plot-area chart:style-name="ch4" table:cell-range-address="'M=131072'.H3:'M=131072'.K8" chart:data-source-has-labels="both" svg:x="1.331cm" svg:y="2.232cm" svg:width="14.349cm" svg:height="5.607cm">
          <chartooo:coordinate-region svg:x="2.508cm" svg:y="2.431cm" svg:width="13.172cm" svg:height="4.761cm"/>
          <chart:axis chart:dimension="x" chart:name="primary-x" chart:style-name="ch5" chartooo:axis-type="auto">
            <chartooo:date-scale/>
            <chart:title svg:x="7.561cm" svg:y="8.019cm" chart:style-name="ch6">
              <text:p>Ratio of N/M</text:p>
            </chart:title>
            <chart:categories table:cell-range-address="'M=131072'.H4:'M=131072'.H8"/>
          </chart:axis>
          <chart:axis chart:dimension="y" chart:name="primary-y" chart:style-name="ch7">
            <chart:title svg:x="0.451cm" svg:y="5.436cm" chart:style-name="ch8">
              <text:p>Time</text:p>
            </chart:title>
            <chart:grid chart:style-name="ch9" chart:class="major"/>
          </chart:axis>
          <chart:series chart:style-name="ch10" chart:values-cell-range-address="'M=131072'.I4:'M=131072'.I8" chart:label-cell-address="'M=131072'.I3:'M=131072'.I3" chart:class="chart:bar">
            <chart:data-point chart:repeated="5"/>
          </chart:series>
          <chart:series chart:style-name="ch11" chart:values-cell-range-address="'M=131072'.J4:'M=131072'.J8" chart:label-cell-address="'M=131072'.J3:'M=131072'.J3" chart:class="chart:bar">
            <chart:data-point chart:repeated="5"/>
          </chart:series>
          <chart:series chart:style-name="ch12" chart:values-cell-range-address="'M=131072'.K4:'M=131072'.K8" chart:label-cell-address="'M=131072'.K3:'M=131072'.K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I3:'M=131072'.I3</svg:desc>
                </draw:g>
              </table:table-cell>
              <table:table-cell office:value-type="string">
                <text:p>Sober r4</text:p>
                <draw:g>
                  <svg:desc>'M=131072'.J3:'M=131072'.J3</svg:desc>
                </draw:g>
              </table:table-cell>
              <table:table-cell office:value-type="string">
                <text:p>Goodrich</text:p>
                <draw:g>
                  <svg:desc>'M=131072'.K3:'M=131072'.K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H4:'M=131072'.H8</svg:desc>
                </draw:g>
              </table:table-cell>
              <table:table-cell office:value-type="float" office:value="23.26636">
                <text:p>23.26636</text:p>
                <draw:g>
                  <svg:desc>'M=131072'.I4:'M=131072'.I8</svg:desc>
                </draw:g>
              </table:table-cell>
              <table:table-cell office:value-type="float" office:value="30.30966">
                <text:p>30.30966</text:p>
                <draw:g>
                  <svg:desc>'M=131072'.J4:'M=131072'.J8</svg:desc>
                </draw:g>
              </table:table-cell>
              <table:table-cell office:value-type="float" office:value="65.7037">
                <text:p>65.7037</text:p>
                <draw:g>
                  <svg:desc>'M=131072'.K4:'M=131072'.K8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5.10901">
                <text:p>45.10901</text:p>
              </table:table-cell>
              <table:table-cell office:value-type="float" office:value="58.66276">
                <text:p>58.66276</text:p>
              </table:table-cell>
              <table:table-cell office:value-type="float" office:value="217.97">
                <text:p>217.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9.4442">
                <text:p>89.4442</text:p>
              </table:table-cell>
              <table:table-cell office:value-type="float" office:value="109.9924">
                <text:p>109.9924</text:p>
              </table:table-cell>
              <table:table-cell office:value-type="float" office:value="440.366">
                <text:p>440.36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93.0107">
                <text:p>193.0107</text:p>
              </table:table-cell>
              <table:table-cell office:value-type="float" office:value="237.4865">
                <text:p>237.4865</text:p>
              </table:table-cell>
              <table:table-cell office:value-type="float" office:value="1352.27">
                <text:p>1352.2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54.385">
                <text:p>654.385</text:p>
              </table:table-cell>
              <table:table-cell office:value-type="float" office:value="1033.305">
                <text:p>1033.305</text:p>
              </table:table-cell>
              <table:table-cell office:value-type="float" office:value="2829.39">
                <text:p>2829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56cm" svg:y="0.315cm" chart:style-name="ch2">
          <text:p># Encryptions</text:p>
        </chart:title>
        <chart:legend chart:legend-position="top" svg:x="5.2cm" svg:y="1.305cm" style:legend-expansion="wide" chart:style-name="ch3"/>
        <chart:plot-area chart:style-name="ch4" table:cell-range-address="'M=131072'.H11:'M=131072'.K16" chart:data-source-has-labels="both" svg:x="1.331cm" svg:y="2.082cm" svg:width="14.353cm" svg:height="5.753cm">
          <chartooo:coordinate-region svg:x="3.434cm" svg:y="2.282cm" svg:width="12.25cm" svg:height="4.906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131072'.H12:'M=131072'.H16"/>
          </chart:axis>
          <chart:axis chart:dimension="y" chart:name="primary-y" chart:style-name="ch7">
            <chart:title svg:x="0.451cm" svg:y="5.994cm" chart:style-name="ch8">
              <text:p># Encryptions</text:p>
            </chart:title>
            <chart:grid chart:style-name="ch9" chart:class="major"/>
          </chart:axis>
          <chart:series chart:style-name="ch10" chart:values-cell-range-address="'M=131072'.I12:'M=131072'.I16" chart:label-cell-address="'M=131072'.I11:'M=131072'.I11" chart:class="chart:bar">
            <chart:data-point chart:repeated="5"/>
          </chart:series>
          <chart:series chart:style-name="ch11" chart:values-cell-range-address="'M=131072'.J12:'M=131072'.J16" chart:label-cell-address="'M=131072'.J11:'M=131072'.J11" chart:class="chart:bar">
            <chart:data-point chart:repeated="5"/>
          </chart:series>
          <chart:series chart:style-name="ch12" chart:values-cell-range-address="'M=131072'.K12:'M=131072'.K16" chart:label-cell-address="'M=131072'.K11:'M=131072'.K1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I11:'M=131072'.I11</svg:desc>
                </draw:g>
              </table:table-cell>
              <table:table-cell office:value-type="string">
                <text:p>Sober r4</text:p>
                <draw:g>
                  <svg:desc>'M=131072'.J11:'M=131072'.J11</svg:desc>
                </draw:g>
              </table:table-cell>
              <table:table-cell office:value-type="string">
                <text:p>Goodrich</text:p>
                <draw:g>
                  <svg:desc>'M=131072'.K11:'M=131072'.K1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H12:'M=131072'.H16</svg:desc>
                </draw:g>
              </table:table-cell>
              <table:table-cell office:value-type="float" office:value="8144899">
                <text:p>8144899</text:p>
                <draw:g>
                  <svg:desc>'M=131072'.I12:'M=131072'.I16</svg:desc>
                </draw:g>
              </table:table-cell>
              <table:table-cell office:value-type="float" office:value="12171970">
                <text:p>12171970</text:p>
                <draw:g>
                  <svg:desc>'M=131072'.J12:'M=131072'.J16</svg:desc>
                </draw:g>
              </table:table-cell>
              <table:table-cell office:value-type="float" office:value="12582912">
                <text:p>12582912</text:p>
                <draw:g>
                  <svg:desc>'M=131072'.K12:'M=131072'.K16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176146">
                <text:p>16176146</text:p>
              </table:table-cell>
              <table:table-cell office:value-type="float" office:value="24251731">
                <text:p>24251731</text:p>
              </table:table-cell>
              <table:table-cell office:value-type="float" office:value="41943040">
                <text:p>4194304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400248">
                <text:p>32400248</text:p>
              </table:table-cell>
              <table:table-cell office:value-type="float" office:value="46991497">
                <text:p>46991497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4803047">
                <text:p>64803047</text:p>
              </table:table-cell>
              <table:table-cell office:value-type="float" office:value="95383310">
                <text:p>95383310</text:p>
              </table:table-cell>
              <table:table-cell office:value-type="float" office:value="251658240">
                <text:p>25165824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1505047">
                <text:p>131505047</text:p>
              </table:table-cell>
              <table:table-cell office:value-type="float" office:value="198562028">
                <text:p>198562028</text:p>
              </table:table-cell>
              <table:table-cell office:value-type="float" office:value="503316480">
                <text:p>5033164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43cm" svg:y="0.315cm" chart:style-name="ch2">
          <text:p># Decryptions</text:p>
        </chart:title>
        <chart:legend chart:legend-position="top" svg:x="5.2cm" svg:y="1.305cm" style:legend-expansion="wide" chart:style-name="ch3"/>
        <chart:plot-area chart:style-name="ch4" table:cell-range-address="'M=131072'.H19:'M=131072'.K24" chart:data-source-has-labels="both" svg:x="1.331cm" svg:y="2.082cm" svg:width="14.353cm" svg:height="5.753cm">
          <chartooo:coordinate-region svg:x="3.434cm" svg:y="2.282cm" svg:width="12.25cm" svg:height="4.906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131072'.H20:'M=131072'.H24"/>
          </chart:axis>
          <chart:axis chart:dimension="y" chart:name="primary-y" chart:style-name="ch7">
            <chart:title svg:x="0.451cm" svg:y="6.007cm" chart:style-name="ch8">
              <text:p># Decryptions</text:p>
            </chart:title>
            <chart:grid chart:style-name="ch9" chart:class="major"/>
          </chart:axis>
          <chart:series chart:style-name="ch10" chart:values-cell-range-address="'M=131072'.I20:'M=131072'.I24" chart:label-cell-address="'M=131072'.I19:'M=131072'.I19" chart:class="chart:bar">
            <chart:data-point chart:repeated="5"/>
          </chart:series>
          <chart:series chart:style-name="ch11" chart:values-cell-range-address="'M=131072'.J20:'M=131072'.J24" chart:label-cell-address="'M=131072'.J19:'M=131072'.J19" chart:class="chart:bar">
            <chart:data-point chart:repeated="5"/>
          </chart:series>
          <chart:series chart:style-name="ch12" chart:values-cell-range-address="'M=131072'.K20:'M=131072'.K24" chart:label-cell-address="'M=131072'.K19:'M=131072'.K1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I19:'M=131072'.I19</svg:desc>
                </draw:g>
              </table:table-cell>
              <table:table-cell office:value-type="string">
                <text:p>Sober r4</text:p>
                <draw:g>
                  <svg:desc>'M=131072'.J19:'M=131072'.J19</svg:desc>
                </draw:g>
              </table:table-cell>
              <table:table-cell office:value-type="string">
                <text:p>Goodrich</text:p>
                <draw:g>
                  <svg:desc>'M=131072'.K19:'M=131072'.K19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H20:'M=131072'.H24</svg:desc>
                </draw:g>
              </table:table-cell>
              <table:table-cell office:value-type="float" office:value="8141210">
                <text:p>8141210</text:p>
                <draw:g>
                  <svg:desc>'M=131072'.I20:'M=131072'.I24</svg:desc>
                </draw:g>
              </table:table-cell>
              <table:table-cell office:value-type="float" office:value="12176396">
                <text:p>12176396</text:p>
                <draw:g>
                  <svg:desc>'M=131072'.J20:'M=131072'.J24</svg:desc>
                </draw:g>
              </table:table-cell>
              <table:table-cell office:value-type="float" office:value="12582912">
                <text:p>12582912</text:p>
                <draw:g>
                  <svg:desc>'M=131072'.K20:'M=131072'.K24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262060">
                <text:p>16262060</text:p>
              </table:table-cell>
              <table:table-cell office:value-type="float" office:value="24330403">
                <text:p>24330403</text:p>
              </table:table-cell>
              <table:table-cell office:value-type="float" office:value="41943040">
                <text:p>4194304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511241">
                <text:p>32511241</text:p>
              </table:table-cell>
              <table:table-cell office:value-type="float" office:value="47401002">
                <text:p>47401002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5047631">
                <text:p>65047631</text:p>
              </table:table-cell>
              <table:table-cell office:value-type="float" office:value="95543616">
                <text:p>95543616</text:p>
              </table:table-cell>
              <table:table-cell office:value-type="float" office:value="251658240">
                <text:p>25165824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1681410">
                <text:p>131681410</text:p>
              </table:table-cell>
              <table:table-cell office:value-type="float" office:value="198778197">
                <text:p>198778197</text:p>
              </table:table-cell>
              <table:table-cell office:value-type="float" office:value="503316480">
                <text:p>5033164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41cm" svg:y="0.376cm" chart:style-name="ch2">
          <text:p>Running Time (Log Scale) </text:p>
        </chart:title>
        <chart:legend chart:legend-position="top" svg:x="5.198cm" svg:y="1.453cm" style:legend-expansion="wide" chart:style-name="ch3"/>
        <chart:plot-area chart:style-name="ch4" table:cell-range-address="'M=262144'.H3:'M=262144'.K8" chart:data-source-has-labels="both" svg:x="1.331cm" svg:y="2.232cm" svg:width="14.349cm" svg:height="5.607cm">
          <chartooo:coordinate-region svg:x="2.508cm" svg:y="2.431cm" svg:width="13.172cm" svg:height="4.761cm"/>
          <chart:axis chart:dimension="x" chart:name="primary-x" chart:style-name="ch5" chartooo:axis-type="auto">
            <chartooo:date-scale/>
            <chart:title svg:x="7.561cm" svg:y="8.019cm" chart:style-name="ch6">
              <text:p>Ratio of N/M</text:p>
            </chart:title>
            <chart:categories table:cell-range-address="'M=262144'.H4:'M=262144'.H8"/>
          </chart:axis>
          <chart:axis chart:dimension="y" chart:name="primary-y" chart:style-name="ch7">
            <chart:title svg:x="0.451cm" svg:y="5.436cm" chart:style-name="ch8">
              <text:p>Time</text:p>
            </chart:title>
            <chart:grid chart:style-name="ch9" chart:class="major"/>
          </chart:axis>
          <chart:series chart:style-name="ch10" chart:values-cell-range-address="'M=262144'.I4:'M=262144'.I8" chart:label-cell-address="'M=262144'.I3:'M=262144'.I3" chart:class="chart:bar">
            <chart:data-point chart:repeated="5"/>
          </chart:series>
          <chart:series chart:style-name="ch11" chart:values-cell-range-address="'M=262144'.J4:'M=262144'.J8" chart:label-cell-address="'M=262144'.J3:'M=262144'.J3" chart:class="chart:bar">
            <chart:data-point chart:repeated="5"/>
          </chart:series>
          <chart:series chart:style-name="ch12" chart:values-cell-range-address="'M=262144'.K4:'M=262144'.K8" chart:label-cell-address="'M=262144'.K3:'M=262144'.K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262144'.I3:'M=262144'.I3</svg:desc>
                </draw:g>
              </table:table-cell>
              <table:table-cell office:value-type="string">
                <text:p>Sober r4</text:p>
                <draw:g>
                  <svg:desc>'M=262144'.J3:'M=262144'.J3</svg:desc>
                </draw:g>
              </table:table-cell>
              <table:table-cell office:value-type="string">
                <text:p>Goodrich</text:p>
                <draw:g>
                  <svg:desc>'M=262144'.K3:'M=262144'.K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262144'.H4:'M=262144'.H8</svg:desc>
                </draw:g>
              </table:table-cell>
              <table:table-cell office:value-type="float" office:value="45.61945">
                <text:p>45.61945</text:p>
                <draw:g>
                  <svg:desc>'M=262144'.I4:'M=262144'.I8</svg:desc>
                </draw:g>
              </table:table-cell>
              <table:table-cell office:value-type="float" office:value="61.19949">
                <text:p>61.19949</text:p>
                <draw:g>
                  <svg:desc>'M=262144'.J4:'M=262144'.J8</svg:desc>
                </draw:g>
              </table:table-cell>
              <table:table-cell office:value-type="float" office:value="138.502">
                <text:p>138.502</text:p>
                <draw:g>
                  <svg:desc>'M=262144'.K4:'M=262144'.K8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0.1706">
                <text:p>90.1706</text:p>
              </table:table-cell>
              <table:table-cell office:value-type="float" office:value="124.6938">
                <text:p>124.6938</text:p>
              </table:table-cell>
              <table:table-cell office:value-type="float" office:value="446.532">
                <text:p>446.5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1.9017">
                <text:p>201.9017</text:p>
              </table:table-cell>
              <table:table-cell office:value-type="float" office:value="282.0599">
                <text:p>282.0599</text:p>
              </table:table-cell>
              <table:table-cell office:value-type="float" office:value="934.157">
                <text:p>934.1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38.939">
                <text:p>638.939</text:p>
              </table:table-cell>
              <table:table-cell office:value-type="float" office:value="931.46">
                <text:p>931.46</text:p>
              </table:table-cell>
              <table:table-cell office:value-type="float" office:value="2997.71">
                <text:p>2997.7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506.764">
                <text:p>1506.764</text:p>
              </table:table-cell>
              <table:table-cell office:value-type="float" office:value="2217.784">
                <text:p>2217.784</text:p>
              </table:table-cell>
              <table:table-cell office:value-type="float" office:value="6174.16">
                <text:p>6174.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56cm" svg:y="0.315cm" chart:style-name="ch2">
          <text:p># Encryptions</text:p>
        </chart:title>
        <chart:legend chart:legend-position="top" svg:x="5.2cm" svg:y="1.305cm" style:legend-expansion="wide" chart:style-name="ch3"/>
        <chart:plot-area chart:style-name="ch4" table:cell-range-address="'M=262144'.H10:'M=262144'.K15" chart:data-source-has-labels="both" svg:x="1.331cm" svg:y="2.082cm" svg:width="14.353cm" svg:height="5.753cm">
          <chartooo:coordinate-region svg:x="3.619cm" svg:y="2.281cm" svg:width="12.065cm" svg:height="4.907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262144'.H11:'M=262144'.H15"/>
          </chart:axis>
          <chart:axis chart:dimension="y" chart:name="primary-y" chart:style-name="ch7">
            <chart:title svg:x="0.451cm" svg:y="5.994cm" chart:style-name="ch8">
              <text:p># Encryptions</text:p>
            </chart:title>
            <chart:grid chart:style-name="ch9" chart:class="major"/>
          </chart:axis>
          <chart:series chart:style-name="ch10" chart:values-cell-range-address="'M=262144'.I11:'M=262144'.I15" chart:label-cell-address="'M=262144'.I10:'M=262144'.I10" chart:class="chart:bar">
            <chart:data-point chart:repeated="5"/>
          </chart:series>
          <chart:series chart:style-name="ch11" chart:values-cell-range-address="'M=262144'.J11:'M=262144'.J15" chart:label-cell-address="'M=262144'.J10:'M=262144'.J10" chart:class="chart:bar">
            <chart:data-point chart:repeated="5"/>
          </chart:series>
          <chart:series chart:style-name="ch12" chart:values-cell-range-address="'M=262144'.K11:'M=262144'.K15" chart:label-cell-address="'M=262144'.K10:'M=262144'.K1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262144'.I10:'M=262144'.I10</svg:desc>
                </draw:g>
              </table:table-cell>
              <table:table-cell office:value-type="string">
                <text:p>Sober r4</text:p>
                <draw:g>
                  <svg:desc>'M=262144'.J10:'M=262144'.J10</svg:desc>
                </draw:g>
              </table:table-cell>
              <table:table-cell office:value-type="string">
                <text:p>Goodrich</text:p>
                <draw:g>
                  <svg:desc>'M=262144'.K10:'M=262144'.K10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262144'.H11:'M=262144'.H15</svg:desc>
                </draw:g>
              </table:table-cell>
              <table:table-cell office:value-type="float" office:value="16188057">
                <text:p>16188057</text:p>
                <draw:g>
                  <svg:desc>'M=262144'.I11:'M=262144'.I15</svg:desc>
                </draw:g>
              </table:table-cell>
              <table:table-cell office:value-type="float" office:value="24301502">
                <text:p>24301502</text:p>
                <draw:g>
                  <svg:desc>'M=262144'.J11:'M=262144'.J15</svg:desc>
                </draw:g>
              </table:table-cell>
              <table:table-cell office:value-type="float" office:value="25165824">
                <text:p>25165824</text:p>
                <draw:g>
                  <svg:desc>'M=262144'.K11:'M=262144'.K1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218531">
                <text:p>32218531</text:p>
              </table:table-cell>
              <table:table-cell office:value-type="float" office:value="48637479">
                <text:p>48637479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972910">
                <text:p>64972910</text:p>
              </table:table-cell>
              <table:table-cell office:value-type="float" office:value="96709130">
                <text:p>96709130</text:p>
              </table:table-cell>
              <table:table-cell office:value-type="float" office:value="167772160">
                <text:p>1677721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1834349">
                <text:p>131834349</text:p>
              </table:table-cell>
              <table:table-cell office:value-type="float" office:value="196355325">
                <text:p>196355325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65452449">
                <text:p>265452449</text:p>
              </table:table-cell>
              <table:table-cell office:value-type="float" office:value="398741201">
                <text:p>398741201</text:p>
              </table:table-cell>
              <table:table-cell office:value-type="float" office:value="1006632960">
                <text:p>10066329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43cm" svg:y="0.315cm" chart:style-name="ch2">
          <text:p># Decryptions</text:p>
        </chart:title>
        <chart:legend chart:legend-position="top" svg:x="5.2cm" svg:y="1.305cm" style:legend-expansion="wide" chart:style-name="ch3"/>
        <chart:plot-area chart:style-name="ch4" table:cell-range-address="'M=262144'.H18:'M=262144'.K23" chart:data-source-has-labels="both" svg:x="1.331cm" svg:y="2.082cm" svg:width="14.353cm" svg:height="5.753cm">
          <chartooo:coordinate-region svg:x="3.619cm" svg:y="2.281cm" svg:width="12.065cm" svg:height="4.907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262144'.H19:'M=262144'.H23"/>
          </chart:axis>
          <chart:axis chart:dimension="y" chart:name="primary-y" chart:style-name="ch7">
            <chart:title svg:x="0.451cm" svg:y="6.007cm" chart:style-name="ch8">
              <text:p># Decryptions</text:p>
            </chart:title>
            <chart:grid chart:style-name="ch9" chart:class="major"/>
          </chart:axis>
          <chart:series chart:style-name="ch10" chart:values-cell-range-address="'M=262144'.I19:'M=262144'.I23" chart:label-cell-address="'M=262144'.I18:'M=262144'.I18" chart:class="chart:bar">
            <chart:data-point chart:repeated="5"/>
          </chart:series>
          <chart:series chart:style-name="ch11" chart:values-cell-range-address="'M=262144'.J19:'M=262144'.J23" chart:label-cell-address="'M=262144'.J18:'M=262144'.J18" chart:class="chart:bar">
            <chart:data-point chart:repeated="5"/>
          </chart:series>
          <chart:series chart:style-name="ch12" chart:values-cell-range-address="'M=262144'.K19:'M=262144'.K23" chart:label-cell-address="'M=262144'.K18:'M=262144'.K1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262144'.I18:'M=262144'.I18</svg:desc>
                </draw:g>
              </table:table-cell>
              <table:table-cell office:value-type="string">
                <text:p>Sober r4</text:p>
                <draw:g>
                  <svg:desc>'M=262144'.J18:'M=262144'.J18</svg:desc>
                </draw:g>
              </table:table-cell>
              <table:table-cell office:value-type="string">
                <text:p>Goodrich</text:p>
                <draw:g>
                  <svg:desc>'M=262144'.K18:'M=262144'.K1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262144'.H19:'M=262144'.H23</svg:desc>
                </draw:g>
              </table:table-cell>
              <table:table-cell office:value-type="float" office:value="16233955">
                <text:p>16233955</text:p>
                <draw:g>
                  <svg:desc>'M=262144'.I19:'M=262144'.I23</svg:desc>
                </draw:g>
              </table:table-cell>
              <table:table-cell office:value-type="float" office:value="24344172">
                <text:p>24344172</text:p>
                <draw:g>
                  <svg:desc>'M=262144'.J19:'M=262144'.J23</svg:desc>
                </draw:g>
              </table:table-cell>
              <table:table-cell office:value-type="float" office:value="25165824">
                <text:p>25165824</text:p>
                <draw:g>
                  <svg:desc>'M=262144'.K19:'M=262144'.K23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405665">
                <text:p>32405665</text:p>
              </table:table-cell>
              <table:table-cell office:value-type="float" office:value="48840948">
                <text:p>48840948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820220">
                <text:p>64820220</text:p>
              </table:table-cell>
              <table:table-cell office:value-type="float" office:value="97052616">
                <text:p>97052616</text:p>
              </table:table-cell>
              <table:table-cell office:value-type="float" office:value="167772160">
                <text:p>1677721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1530488">
                <text:p>131530488</text:p>
              </table:table-cell>
              <table:table-cell office:value-type="float" office:value="195936045">
                <text:p>195936045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64813806">
                <text:p>264813806</text:p>
              </table:table-cell>
              <table:table-cell office:value-type="float" office:value="398585524">
                <text:p>398585524</text:p>
              </table:table-cell>
              <table:table-cell office:value-type="float" office:value="1006632960">
                <text:p>10066329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Number of Reencryption Per Data Item</text:p>
        </chart:title>
        <chart:legend chart:legend-position="top" svg:x="4.315cm" svg:y="1.306cm" style:legend-expansion="wide" chart:style-name="ch3"/>
        <chart:plot-area chart:style-name="ch4" table:cell-range-address="'M=131072'.B28:'M=131072'.E33" chart:data-source-has-labels="both" svg:x="0.32cm" svg:y="2.084cm" svg:width="15.36cm" svg:height="5.755cm">
          <chartooo:coordinate-region svg:x="0.941cm" svg:y="2.283cm" svg:width="14.459cm" svg:height="4.909cm"/>
          <chart:axis chart:dimension="x" chart:name="primary-x" chart:style-name="ch5" chartooo:axis-type="auto">
            <chartooo:date-scale/>
            <chart:title svg:x="7.056cm" svg:y="8.019cm" chart:style-name="ch6">
              <text:p>Ratio of N/M</text:p>
            </chart:title>
            <chart:categories table:cell-range-address="'M=131072'.B29:'M=131072'.B3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M=131072'.C29:'M=131072'.C33" chart:label-cell-address="'M=131072'.C28:'M=131072'.C28" chart:class="chart:line">
            <chart:data-point chart:repeated="5"/>
          </chart:series>
          <chart:series chart:style-name="ch9" chart:values-cell-range-address="'M=131072'.D29:'M=131072'.D33" chart:label-cell-address="'M=131072'.D28:'M=131072'.D28" chart:class="chart:line">
            <chart:data-point chart:repeated="5"/>
          </chart:series>
          <chart:series chart:style-name="ch10" chart:values-cell-range-address="'M=131072'.E29:'M=131072'.E33" chart:label-cell-address="'M=131072'.E28:'M=131072'.E2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C28:'M=131072'.C28</svg:desc>
                </draw:g>
              </table:table-cell>
              <table:table-cell office:value-type="string">
                <text:p>Sober r4</text:p>
                <draw:g>
                  <svg:desc>'M=131072'.D28:'M=131072'.D28</svg:desc>
                </draw:g>
              </table:table-cell>
              <table:table-cell office:value-type="string">
                <text:p>Goodrich</text:p>
                <draw:g>
                  <svg:desc>'M=131072'.E28:'M=131072'.E2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B29:'M=131072'.B33</svg:desc>
                </draw:g>
              </table:table-cell>
              <table:table-cell office:value-type="float" office:value="3.88203144073486">
                <text:p>3.88203144073486</text:p>
                <draw:g>
                  <svg:desc>'M=131072'.C29:'M=131072'.C33</svg:desc>
                </draw:g>
              </table:table-cell>
              <table:table-cell office:value-type="float" office:value="5.8061580657959">
                <text:p>5.8061580657959</text:p>
                <draw:g>
                  <svg:desc>'M=131072'.D29:'M=131072'.D33</svg:desc>
                </draw:g>
              </table:table-cell>
              <table:table-cell office:value-type="float" office:value="6">
                <text:p>6</text:p>
                <draw:g>
                  <svg:desc>'M=131072'.E29:'M=131072'.E33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87717723846436">
                <text:p>3.87717723846436</text:p>
              </table:table-cell>
              <table:table-cell office:value-type="float" office:value="5.80082011222839">
                <text:p>5.80082011222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7564194202423">
                <text:p>3.87564194202423</text:p>
              </table:table-cell>
              <table:table-cell office:value-type="float" office:value="5.65063977241516">
                <text:p>5.650639772415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87714093923569">
                <text:p>3.87714093923569</text:p>
              </table:table-cell>
              <table:table-cell office:value-type="float" office:value="5.69484329223633">
                <text:p>5.694843292236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92441183328629">
                <text:p>3.92441183328629</text:p>
              </table:table-cell>
              <table:table-cell office:value-type="float" office:value="5.92405191063881">
                <text:p>5.9240519106388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